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16.522cm" fo:margin-left="0cm" fo:margin-right="-0.023cm" table:align="margins" style:writing-mode="lr-tb"/>
    </style:style>
    <style:style style:name="Tableau3.A" style:family="table-column">
      <style:table-column-properties style:column-width="0.557cm" style:rel-column-width="2210*"/>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7cm" style:rel-column-width="12364*"/>
    </style:style>
    <style:style style:name="Tableau3.1" style:family="table-row">
      <style:table-row-properties style:min-row-height="0.958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11" style:family="table-row">
      <style:table-row-properties style:min-row-height="1.081cm" style:keep-together="false" fo:keep-together="always"/>
    </style:style>
    <style:style style:name="Tableau3.D1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16" style:family="table-row">
      <style:table-row-properties style:min-row-height="0.7cm" style:keep-together="false" fo:keep-together="always"/>
    </style:style>
    <style:style style:name="Tableau3.D16"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Tableau3.17" style:family="table-row">
      <style:table-row-properties style:min-row-height="0.7cm" style:keep-together="true" fo:keep-together="auto"/>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text-properties style:font-name="Gill Sans MT_CCJU" fo:font-size="11pt" style:font-size-asian="11pt"/>
    </style:style>
    <style:style style:name="P10"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1"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12" style:family="paragraph" style:parent-style-name="Standard">
      <style:paragraph-properties style:snap-to-layout-grid="false"/>
      <style:text-properties style:font-name="Gill Sans MT_CCJU" fo:font-size="11pt" style:font-size-asian="11pt"/>
    </style:style>
    <style:style style:name="P13"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style>
    <style:style style:name="P14"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style>
    <style:style style:name="P15" style:family="paragraph" style:parent-style-name="Standard">
      <style:paragraph-properties style:snap-to-layout-grid="false">
        <style:tab-stops>
          <style:tab-stop style:position="2.551cm" style:type="right"/>
        </style:tab-stops>
      </style:paragraph-properties>
      <style:text-properties style:font-name="Gill Sans MT_CCJU"/>
    </style:style>
    <style:style style:name="P16" style:family="paragraph" style:parent-style-name="Standard">
      <style:paragraph-properties style:snap-to-layout-grid="false"/>
      <style:text-properties style:font-name="Gill Sans MT_CCJU"/>
    </style:style>
    <style:style style:name="P17"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style:style>
    <style:style style:name="P18"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P19" style:family="paragraph" style:parent-style-name="Text_20_body" style:master-page-name="">
      <style:paragraph-properties style:page-number="auto" fo:break-before="auto" fo:break-after="auto"/>
      <style:text-properties style:font-name="Gill Sans MT_CCJU"/>
    </style:style>
    <style:style style:name="T1" style:family="text">
      <style:text-properties fo:font-size="11pt" style:font-size-asian="11pt"/>
    </style:style>
    <style:style style:name="T2" style:family="text">
      <style:text-properties fo:font-size="11pt" style:text-underline-style="solid" style:text-underline-width="auto" style:text-underline-color="font-color" style:font-size-asian="11pt"/>
    </style:style>
    <style:style style:name="T3" style:family="text">
      <style:text-properties fo:color="#000000" fo:font-size="11pt" style:font-size-asian="11pt" style:font-size-complex="11pt"/>
    </style:style>
    <style:style style:name="T4" style:family="text">
      <style:text-properties fo:color="#000000"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Revenu déterminant %=NOMR=% %=PRENOMR=% :</text:p>
            <text:p text:style-name="P11"/>
          </table:table-cell>
          <table:covered-table-cell/>
          <table:covered-table-cell/>
          <table:covered-table-cell/>
        </table:table-row>
        <table:table-row table:style-name="Tableau3.2">
          <table:table-cell table:style-name="Tableau3.A1" office:value-type="string">
            <text:p text:style-name="P12"/>
          </table:table-cell>
          <table:table-cell table:style-name="Tableau3.A1" office:value-type="string">
            <text:p text:style-name="P12"/>
          </table:table-cell>
          <table:table-cell table:style-name="Tableau3.C2" office:value-type="string">
            <text:p text:style-name="P12">Revenu imposable selon chiffre 690 *<text:bookmark-start text:name="REVENUIMPOSABLE"/><text:bookmark-end text:name="REVENUIMPOSABLE"/></text:p>
          </table:table-cell>
          <table:table-cell table:style-name="Tableau3.A1" office:value-type="string">
            <text:p text:style-name="P18">CHF<text:tab/>%=REVRE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Rendement de la fortune immobilière selon chiffres 300, 320, 320C *<text:bookmark-start text:name="RENDEMENTFORTUNE"/><text:bookmark-end text:name="RENDEMENTFORTUNE"/></text:p>
          </table:table-cell>
          <table:table-cell table:style-name="Tableau3.A1" office:value-type="string">
            <text:p text:style-name="P18">CHF<text:bookmark-start text:name="RENFO"/><text:tab/>%=FOREC=%<text:bookmark-end text:name="RENFO"/></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Excédents de dépenses concernant la propriété</text:p>
            <text:p text:style-name="P12"><text:bookmark-start text:name="EXCEDENTSDEPENSES1"/>i<text:bookmark-end text:name="EXCEDENTSDEPENSES1"/>mmobilière, selon chiffres 310, 330, 330C *<text:bookmark-start text:name="EXCEDENTSDEPENSES2"/><text:bookmark-end text:name="EXCEDENTSDEPENSES2"/></text:p>
          </table:table-cell>
          <table:table-cell table:style-name="Tableau3.A1" office:value-type="string">
            <text:p text:style-name="P17"><text:span text:style-name="T1">CHF<text:tab/></text:span><text:span text:style-name="T3">%=EXDREC=%</text:span><text:bookmark-start text:name="EXCDE"/><text:bookmark-end text:name="EXCDE"/></text:p>
          </table:table-cell>
        </table:table-row>
        <table:table-row table:style-name="Tableau3.2">
          <table:table-cell table:style-name="Tableau3.A3" office:value-type="string">
            <text:p text:style-name="P12"><text:bookmark text:name="SIGNET1"/></text:p>
          </table:table-cell>
          <table:table-cell table:style-name="Tableau3.A1" office:value-type="string">
            <text:p text:style-name="P12"><text:bookmark-start text:name="PLUS1"/>+<text:bookmark-end text:name="PLUS1"/></text:p>
          </table:table-cell>
          <table:table-cell table:style-name="Tableau3.A1" office:value-type="string">
            <text:p text:style-name="P12"><text:bookmark-start text:name="EXCEDENTDEPENSESUCC"/>Excédents de dépenses conc. successions non partagées selon chiffre 390 *<text:bookmark-end text:name="EXCEDENTDEPENSESUCC"/></text:p>
          </table:table-cell>
          <table:table-cell table:style-name="Tableau3.A1" office:value-type="string">
            <text:p text:style-name="P17"><text:span text:style-name="T3">CHF</text:span><text:bookmark-start text:name="FR1"/><text:span text:style-name="T3"><text:tab/></text:span><text:bookmark-end text:name="FR1"/><text:span text:style-name="T3">%=EXSUREC=%</text:span><text:bookmark-start text:name="EXSUCC"/><text:bookmark-end text:name="EXSUCC"/></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INTERETSPASSIFS"/>Intérêts passifs selon chiffres 530, 535 *<text:bookmark-end text:name="INTERETSPASSIFS"/></text:p>
          </table:table-cell>
          <table:table-cell table:style-name="Tableau3.A1" office:value-type="string">
            <text:p text:style-name="P17"><text:span text:style-name="T1">CHF<text:tab/></text:span><text:span text:style-name="T3">%=INTREC=%</text:span><text:bookmark-start text:name="INTPA"/><text:bookmark-end text:name="INTPA"/></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ERTEEXCOM"/>Perte des exercices commerciaux selon chiffres 140, 140C, 150, 150C, 160, 160C, 170, 170C *<text:bookmark-end text:name="PERTEEXCOM"/></text:p>
          </table:table-cell>
          <table:table-cell table:style-name="Tableau3.A1" office:value-type="string">
            <text:p text:style-name="P17"><text:span text:style-name="T1">CHF<text:tab/></text:span><text:span text:style-name="T3">%=PEXREC=%</text:span><text:bookmark-start text:name="PEREX"/><text:bookmark-end text:name="PEREX"/></text:p>
          </table:table-cell>
        </table:table-row>
        <table:table-row table:style-name="Tableau3.2">
          <table:table-cell table:style-name="Tableau3.A3" office:value-type="string">
            <text:p text:style-name="P12"><text:bookmark text:name="SIGNET2"/></text:p>
          </table:table-cell>
          <table:table-cell table:style-name="Tableau3.A1" office:value-type="string">
            <text:p text:style-name="P12"><text:bookmark-start text:name="PLUS2"/>+<text:bookmark-end text:name="PLUS2"/></text:p>
          </table:table-cell>
          <table:table-cell table:style-name="Tableau3.A1" office:value-type="string">
            <text:p text:style-name="P12"><text:bookmark-start text:name="PERTEREPEXANC1"/>Perte reportée d'exercices commerciaux antérieurs<text:bookmark-end text:name="PERTEREPEXANC1"/></text:p>
            <text:p text:style-name="P9">selon chiffres 180, 180C *<text:bookmark-start text:name="PERTEREPEXANC2"/><text:bookmark-end text:name="PERTEREPEXANC2"/></text:p>
          </table:table-cell>
          <table:table-cell table:style-name="Tableau3.A1" office:value-type="string">
            <text:p text:style-name="P17"><text:bookmark-start text:name="FR2"/><text:span text:style-name="T1">C</text:span><text:bookmark-end text:name="FR2"/><text:span text:style-name="T1">HF<text:tab/></text:span><text:span text:style-name="T3">%=PREREC=%</text:span><text:bookmark-start text:name="PERANC"/><text:bookmark-end text:name="PERANC"/></text:p>
          </table:table-cell>
        </table:table-row>
        <table:table-row table:style-name="Tableau3.2">
          <table:table-cell table:style-name="Tableau3.A3" office:value-type="string">
            <text:p text:style-name="P12"><text:bookmark text:name="SIGNET3"/></text:p>
          </table:table-cell>
          <table:table-cell table:style-name="Tableau3.A1" office:value-type="string">
            <text:p text:style-name="P12"><text:bookmark-start text:name="PLUS3"/>+<text:bookmark-end text:name="PLUS3"/></text:p>
          </table:table-cell>
          <table:table-cell table:style-name="Tableau3.A1" office:value-type="string">
            <text:p text:style-name="P12"><text:bookmark-start text:name="PERTELIQUIDATION"/>Perte de liquidation selon chiffres 188, 188C *<text:bookmark-end text:name="PERTELIQUIDATION"/></text:p>
          </table:table-cell>
          <table:table-cell table:style-name="Tableau3.A1" office:value-type="string">
            <text:p text:style-name="P17"><text:span text:style-name="T1">CHF</text:span><text:bookmark-start text:name="FR3"/><text:span text:style-name="T1"><text:tab/></text:span><text:bookmark-end text:name="FR3"/><text:span text:style-name="T3">%=PELIREC=%</text:span><text:bookmark-start text:name="PERLIQ"/><text:bookmark-end text:name="PERLIQ"/></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text:bookmark-start text:name="PARTRENDEMENTIMMO1"/>Part du rendement immobilier excédant les intérêts<text:bookmark-end text:name="PARTRENDEMENTIMMO1"/></text:p>
            <text:p text:style-name="P9"><text:bookmark-start text:name="PARTRENDEMENTIMMO2"/>passifs selon chiffres (300, 320, 320C) - (530, 535, 310, 330, 330C, 390) *<text:bookmark-end text:name="PARTRENDEMENTIMMO2"/></text:p>
          </table:table-cell>
          <table:table-cell table:style-name="Tableau3.A1" office:value-type="string">
            <text:p text:style-name="P17"><text:span text:style-name="T1">CHF<text:tab/></text:span><text:span text:style-name="T3">%=RENREC=%</text:span><text:bookmark-start text:name="RENF2"/><text:bookmark-end text:name="RENF2"/></text:p>
          </table:table-cell>
        </table:table-row>
        <table:table-row table:style-name="Tableau3.11">
          <table:table-cell table:style-name="Tableau3.A3" office:value-type="string">
            <text:p text:style-name="P12"/>
          </table:table-cell>
          <table:table-cell table:style-name="Tableau3.A1" office:value-type="string">
            <text:p text:style-name="P12"/>
          </table:table-cell>
          <table:table-cell table:style-name="Tableau3.A3" table:number-columns-spanned="2" office:value-type="string">
            <text:p text:style-name="P17"><text:span text:style-name="T2">Déductions supplémentaires</text:span><text:span text:style-name="T1"> :</text:span></text:p>
          </table:table-cell>
          <table:covered-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2">Contribuable marié, veuf, divorcé ou séparé, sans enfant à charge</text:p>
          </table:table-cell>
          <table:table-cell table:style-name="Tableau3.A1" office:value-type="string">
            <text:p text:style-name="P17"><text:span text:style-name="T1">CHF</text:span><text:bookmark-start text:name="SENCH"/><text:span text:style-name="T1"><text:tab/></text:span><text:span text:style-name="T3">%=DEDREC1=%</text:span><text:bookmark-end text:name="SENCH"/></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span text:style-name="T1">Contribuable avec enfant</text:span><text:bookmark-start text:name="PLUE1"/><text:span text:style-name="T1">(</text:span><text:bookmark-end text:name="PLUE1"/><text:span text:style-name="T1">s) à charge</text:span></text:p>
          </table:table-cell>
          <table:table-cell table:style-name="Tableau3.A1" office:value-type="string">
            <text:p text:style-name="P17"><text:span text:style-name="T1">CHF<text:tab/></text:span><text:span text:style-name="T3">%=DEDREC2=%</text:span><text:bookmark-start text:name="ENFC2"/><text:bookmark-end text:name="ENFC2"/></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NBREN"/><text:span text:style-name="T1">%</text:span><text:bookmark-end text:name="NBREN"/><text:span text:style-name="T1">=NBRENREC=% enfant</text:span><text:bookmark-start text:name="PLUE2"/><text:bookmark-start text:name="TXTDEMI"/><text:span text:style-name="T1">(</text:span><text:bookmark-end text:name="PLUE2"/><text:bookmark-end text:name="TXTDEMI"/><text:span text:style-name="T1">s)</text:span></text:p>
          </table:table-cell>
          <table:table-cell table:style-name="Tableau3.A1" office:value-type="string">
            <text:p text:style-name="P18">CHF<text:bookmark-start text:name="MONEN"/><text:tab/>%=ENFREC=%<text:bookmark-end text:name="MONEN"/></text:p>
          </table:table-cell>
        </table:table-row>
        <table:table-row table:style-name="Tableau3.2">
          <table:table-cell table:style-name="Tableau3.A3" office:value-type="string">
            <text:p text:style-name="P12"/>
          </table:table-cell>
          <table:table-cell table:style-name="Tableau3.A1" office:value-type="string">
            <text:p text:style-name="P12">+</text:p>
          </table:table-cell>
          <table:table-cell table:style-name="Tableau3.A1" office:value-type="string">
            <text:p text:style-name="P16"><text:bookmark-start text:name="TAUX"/><text:span text:style-name="T1">%</text:span><text:bookmark-end text:name="TAUX"/><text:span text:style-name="T1">=TAUX=% % de la fortune imposable (CHF </text:span><text:bookmark-start text:name="FORIM"/><text:span text:style-name="T1">%</text:span><text:bookmark-end text:name="FORIM"/><text:span text:style-name="T1">=FORIMREC=%) selon chiffre 890 *</text:span><text:bookmark-start text:name="RUBFORTUNEIMPOSABLE"/><text:bookmark-end text:name="RUBFORTUNEIMPOSABLE"/></text:p>
          </table:table-cell>
          <table:table-cell table:style-name="Tableau3.D15" office:value-type="string">
            <text:p text:style-name="P17"><text:span text:style-name="T1">CHF<text:tab/></text:span><text:span text:style-name="T3">%=FOREC2=%</text:span><text:bookmark-start text:name="FORI2"/><text:bookmark-end text:name="FORI2"/></text:p>
          </table:table-cell>
        </table:table-row>
        <table:table-row table:style-name="Tableau3.16">
          <table:table-cell table:style-name="Tableau3.A3" office:value-type="string">
            <text:p text:style-name="P12"/>
          </table:table-cell>
          <table:table-cell table:style-name="Tableau3.A1" office:value-type="string">
            <text:p text:style-name="P12"/>
          </table:table-cell>
          <table:table-cell table:style-name="Tableau3.A3" office:value-type="string">
            <text:p text:style-name="P12">Revenu déterminant</text:p>
          </table:table-cell>
          <table:table-cell table:style-name="Tableau3.D16" office:value-type="string">
            <text:p text:style-name="P14">CHF<text:tab/><text:span text:style-name="T4">%=DETREC=%</text:span></text:p>
          </table:table-cell>
        </table:table-row>
        <table:table-row table:style-name="Tableau3.17">
          <table:table-cell table:style-name="Tableau3.A1" table:number-columns-spanned="4" office:value-type="string">
            <text:p text:style-name="P13"/>
            <text:p text:style-name="P15"><text:span text:style-name="T1">*) selon la décision de taxation %=ANNEETAXREC=% du </text:span><text:bookmark-start text:name="DATAX"/><text:span text:style-name="T1">%</text:span><text:bookmark-end text:name="DATAX"/><text:span text:style-name="T1">=DATAXREC=%</text:span></text:p>
          </table:table-cell>
          <table:covered-table-cell/>
          <table:covered-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3-06-14T15:40:13.33</dc:date>
    <meta:print-date>2003-09-10T06:53:00</meta:print-date>
    <meta:editing-cycles>111</meta:editing-cycles>
    <meta:editing-duration>PT10H37M6S</meta:editing-duration>
    <meta:document-statistic meta:table-count="1" meta:image-count="0" meta:object-count="0" meta:page-count="1" meta:paragraph-count="53" meta:word-count="332" meta:character-count="207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